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201000009F6000002449271AF0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paragraph-properties fo:break-before="page"/>
    </style:style>
    <style:style style:name="P7"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Footer">
      <style:paragraph-properties fo:text-align="center" style:justify-single-word="false"/>
    </style:style>
    <style:style style:name="P1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2pt"/>
    </style:style>
    <style:style style:name="T10" style:family="text">
      <style:text-properties fo:font-style="normal"/>
    </style:style>
    <style:style style:name="T11" style:family="text">
      <style:text-properties fo:font-weight="normal"/>
    </style:style>
    <style:style style:name="T12" style:family="text">
      <style:text-properties style:font-size-asian="10.5pt"/>
    </style:style>
    <style:style style:name="T13" style:family="text">
      <style:text-properties style:font-style-asian="normal"/>
    </style:style>
    <style:style style:name="T14" style:family="text">
      <style:text-properties style:font-weight-asian="normal"/>
    </style:style>
    <style:style style:name="T15" style:family="text">
      <style:text-properties style:font-size-complex="12pt"/>
    </style:style>
    <style:style style:name="T16" style:family="text">
      <style:text-properties style:font-style-complex="normal"/>
    </style:style>
    <style:style style:name="T17" style:family="text">
      <style:text-properties style:font-weight-complex="normal"/>
    </style:style>
    <style:style style:name="T18" style:family="text">
      <style:text-properties fo:font-style="italic" style:font-style-asian="italic" style:font-style-complex="italic"/>
    </style:style>
    <style:style style:name="T19" style:family="text">
      <style:text-properties fo:font-size="10pt" style:font-size-asian="10pt" style:font-size-complex="10pt"/>
    </style:style>
    <style:style style:name="T2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6"/>
      <text:p text:style-name="P7"><text:span text:style-name="T1">C</text:span><text:span text:style-name="T2">HAPTER </text:span><text:span text:style-name="T1">18</text:span></text:p>
      <text:p text:style-name="P12"><text:span text:style-name="T3">P</text:span><text:span text:style-name="T4">OWDER</text:span><text:span text:style-name="T3"> V</text:span><text:span text:style-name="T4">OLUME</text:span><text:span text:style-name="T3"> C</text:span><text:span text:style-name="T4">ALCULATIONS</text:span></text:p>
      <text:p text:style-name="P16">An oddity of understanding this chapter is that you'll realize that Bill Cosby lied when he said, “There's always room for JELL-O.” </text:p>
      <text:p text:style-name="P10">--Sean Parsons</text:p>
      <text:p text:style-name="P8"/>
      <text:p text:style-name="P9">As we start this chapter we should take a moment and consider why some medications come in lyophilized (freeze-dried) powders. The reasons are fairly straight forward such as improved stability, longer expiration, easier storage with concern to temperature requirements. There are some concepts we need to thoroughly address in this chapter such as:</text:p>
      <text:list xml:id="list610533716" text:style-name="L1">
        <text:list-item>
          <text:p text:style-name="P2">powder volume,</text:p>
        </text:list-item>
        <text:list-item>
          <text:p text:style-name="P2">diluent volume,</text:p>
        </text:list-item>
        <text:list-item>
          <text:p text:style-name="P2">total volume,</text:p>
        </text:list-item>
        <text:list-item>
          <text:p text:style-name="P2">final concentration, and</text:p>
        </text:list-item>
        <text:list-item>
          <text:p text:style-name="P2">how to obtain different concentrations.</text:p>
        </text:list-item>
      </text:list>
      <text:p text:style-name="P9"/>
      <text:p text:style-name="P9">As this chapter is obviously primarily focused on powder volume we should defin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9"/>
      <text:p text:style-name="P9">A common comparison is that most people do not leave significant, if any, room for the sugar they add to their morning coffee. In this scenario we can say that powder volume is negligible. But any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9"/>
      <text:p text:style-name="P9">From this basic idea we can ascertain the following formula:</text:p>
      <text:p text:style-name="P9"/>
      <text:p text:style-name="P9"><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9"/>
      <text:p text:style-name="P9">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9"/>
      <text:p text:style-name="P9">Without wanting to over explain a simple concept, let's go to the next page and look at an example problem.</text:p>
      <text:p text:style-name="P11"><text:soft-page-break/>Example:</text:p>
      <text:p text:style-name="P9"/>
      <text:p text:style-name="P9">If 95 mL of Sterile Water for Injection is added to a 10 g bulk powdered drug pharmacy container, the concentration obtained is 100 mg/mL. What is the powder volume of the drug?</text:p>
      <text:p text:style-name="P9"/>
      <text:p text:style-name="P13">QUESTION</text:p>
      <text:p text:style-name="P14">What is the powder volume of the drug?</text:p>
      <text:p text:style-name="P13">DATA</text:p>
      <text:p text:style-name="P14">95 mL SWFI added (this is the diluent added)</text:p>
      <text:p text:style-name="P14">10 g powdered drug (this is the weight of drug)</text:p>
      <text:p text:style-name="P14">100 mg/mL (this is our final concentration)</text:p>
      <text:p text:style-name="P13">FORMULA/METHOD</text:p>
      <text:p text:style-name="P14"><text:s text:c="3"/>Powder Volume</text:p>
      <text:p text:style-name="P15">+ <text:s text:c="2"/>Diluent Added</text:p>
      <text:p text:style-name="P14"><text:s text:c="7"/>Total Volume</text:p>
      <text:p text:style-name="P13">MATH</text:p>
      <text:p text:style-name="P14">We know the diluent added is 95 mL, and since we have the weight of the drug in the vial and the final concentration after reconstitution we can find the total volume as follows:</text:p>
      <text:p text:style-name="P14"/>
      <text:p text:style-name="P14"><draw:frame draw:style-name="fr2" draw:name="Object2" text:anchor-type="as-char" svg:y="-0.2445in" svg:width="2.4598in" svg:height="0.3937in" draw:z-index="2"><draw:object xlink:href="./Object 2" xlink:type="simple" xlink:show="embed" xlink:actuate="onLoad"/><draw:image xlink:href="./ObjectReplacements/Object 2" xlink:type="simple" xlink:show="embed" xlink:actuate="onLoad"/></draw:frame>total volume, often referred to as final volume.</text:p>
      <text:p text:style-name="P14"/>
      <text:p text:style-name="P14"><text:s text:c="3"/>Powder Volume = <text:s text:c="2"/>???</text:p>
      <text:p text:style-name="P15">+ <text:s text:c="2"/>Diluent Added = <text:s text:c="2"/>95 mL</text:p>
      <text:p text:style-name="P14"><text:s text:c="7"/>Total Volume = 100 mL</text:p>
      <text:p text:style-name="P14"/>
      <text:p text:style-name="P14"><text:span text:style-name="T5"><draw:frame draw:style-name="fr2" draw:name="Object3" text:anchor-type="as-char" svg:y="-0.1484in" svg:width="2.811in" svg:height="0.1846in" draw:z-index="3"><draw:object xlink:href="./Object 3" xlink:type="simple" xlink:show="embed" xlink:actuate="onLoad"/><draw:image xlink:href="./ObjectReplacements/Object 3" xlink:type="simple" xlink:show="embed" xlink:actuate="onLoad"/></draw:frame></text:span></text:p>
      <text:p text:style-name="P13"><text:span text:style-name="T5"/></text:p>
      <text:p text:style-name="P13">DOES THE ANSWER MAKE SENSE</text:p>
      <text:p text:style-name="P14">Yes</text:p>
      <text:p text:style-name="P9"/>
      <text:p text:style-name="P9">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9"/>
      <text:p text:style-name="P9">Now, you should attempt some problems to ensure that the concepts are making sense thus far.</text:p>
      <text:p text:style-name="P9"/>
      <text:p text:style-name="P11">Practice Problems:</text:p>
      <text:p text:style-name="P9"/>
      <text:list xml:id="list1965400230" text:style-name="L2">
        <text:list-item>
          <text:p text:style-name="P3">You want to prepare a 500 mg dose of ceftriaxone for IM injection. If you reconstitute it with 1.8 ml of 2% lidocaine you attain a concentration of 250 mg/ml. What is the powder volume of the drug?</text:p>
        </text:list-item>
      </text:list>
      <text:p text:style-name="P1"/>
      <text:p text:style-name="P1"/>
      <text:p text:style-name="P1"/>
      <text:list xml:id="list1714395509" text:continue-numbering="true" text:style-name="L2">
        <text:list-item>
          <text:p text:style-name="P3"><text:soft-page-break/>A 20 million unit (MU) vial of penicillin g potassium has 8 mL of powder volume. <text:span text:style-name="T18">(Notice that this problem has already given you the powder volume)</text:span></text:p>
        </text:list-item>
      </text:list>
      <text:p text:style-name="P1"/>
      <text:list xml:id="list461411059" text:continue-numbering="true" text:style-name="L2">
        <text:list-item>
          <text:list>
            <text:list-item>
              <text:p text:style-name="P5"><text:span text:style-name="T7">How many mL will you reconstitute it with to attain a concentration of 500,000 unit/mL? </text:span><text:span text:style-name="T8">(Hint: You can use the concentration to determine the total volume, which will be necessary to determine the volume of diluent needed.)</text:span></text:p>
            </text:list-item>
          </text:list>
        </text:list-item>
      </text:list>
      <text:p text:style-name="P4"><text:span text:style-name="T7"/></text:p>
      <text:p text:style-name="P4"><text:span text:style-name="T7"/></text:p>
      <text:p text:style-name="P4"><text:span text:style-name="T7"/></text:p>
      <text:p text:style-name="P4"><text:span text:style-name="T7"/></text:p>
      <text:list xml:id="list1230410826" text:continue-numbering="true" text:style-name="L2">
        <text:list-item>
          <text:list>
            <text:list-item>
              <text:p text:style-name="P3">How many ml of the reconstituted solution will you draw up for a 12 MU dose? <text:span text:style-name="T18">(Hint: This is similar to what you did in Chapter 15, so all you will need is the dose and the concentration to solve this.)</text:span></text:p>
            </text:list-item>
          </text:list>
        </text:list-item>
      </text:list>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draw:frame text:anchor-type="paragraph" draw:z-index="4" draw:style-name="gr1" draw:text-style-name="P18" svg:width="-6.915in" svg:height="-0.215in" svg:x="6.9165in" svg:y="0.611in"><draw:text-box><text:p><text:span text:style-name="T19">1) 0.2 mL powder volume</text:span><text:span text:style-name="T20"> <text:s text:c="3"/>2-a) 32 mL of diluent <text:s text:c="3"/>2-b) 24 mL</text:span></text:p></draw:text-box></draw:frame><text:span text:style-name="T18"/></text:p>
      <text:p text:style-name="P1"><text:span text:style-name="T18"/></text:p>
      <text:p text:style-name="P1"><text:span text:style-name="T18"/></text:p>
      <text:p text:style-name="P1"><text:span text:style-name="T18"/></text:p>
      <text:p text:style-name="P1">One more concept to cover is the idea of changing the quantity of diluent used to reconstitute a preparation in order to obtain a different concentration.</text:p>
      <text:p text:style-name="P1"/>
      <text:p text:style-name="P1">lorem</text:p>
      <text:p text:style-name="P1"/>
      <text:p text:style-name="P1">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2T10:16:27</dc:date>
    <dc:creator>Sean Parsons</dc:creator>
    <meta:editing-duration>PT1H59M42S</meta:editing-duration>
    <meta:editing-cycles>4</meta:editing-cycles>
    <meta:generator>LibreOffice/3.4$Linux LibreOffice_project/340m1$Build-302</meta:generator>
    <meta:document-statistic meta:table-count="0" meta:image-count="1" meta:object-count="3" meta:page-count="5" meta:paragraph-count="48" meta:word-count="773" meta:character-count="4429" meta:non-whitespace-character-count="3664"/>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